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" svg:font-family="'DejaVu Sans Mono'" style:font-family-generic="modern"/>
    <style:font-face style:name="Lohit Hindi1" svg:font-family="'Lohit Hindi'" style:font-family-generic="modern"/>
    <style:font-face style:name="WenQuanYi Micro Hei1" svg:font-family="'WenQuanYi Micro Hei'" style:font-family-generic="modern"/>
    <style:font-face style:name="DejaVu Sans Mono1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2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Preformatted_20_Text" style:list-style-name="L1"/>
    <style:style style:name="P5" style:family="paragraph" style:parent-style-name="Preformatted_20_Text" style:list-style-name="L1">
      <style:text-properties fo:font-weight="normal" style:font-weight-asian="normal" style:font-weight-complex="normal"/>
    </style:style>
    <style:style style:name="P6" style:family="paragraph" style:parent-style-name="Preformatted_20_Text" style:list-style-name="L1">
      <style:text-properties fo:font-weight="bold" style:font-weight-asian="bold" style:font-weight-complex="bold"/>
    </style:style>
    <style:style style:name="P7" style:family="paragraph" style:parent-style-name="Preformatted_20_Text" style:list-style-name="L2"/>
    <style:style style:name="P8" style:family="paragraph" style:parent-style-name="Preformatted_20_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Preformatted_20_Text">
      <style:paragraph-properties fo:margin-top="0cm" fo:margin-bottom="0.499cm"/>
    </style:style>
    <style:style style:name="P10" style:family="paragraph" style:parent-style-name="Preformatted_20_Text">
      <style:paragraph-properties fo:margin-top="0cm" fo:margin-bottom="0.499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 style:list-style-name="L1">
      <style:text-properties fo:font-weight="normal" style:font-weight-asian="normal" style:font-weight-complex="normal"/>
    </style:style>
    <style:style style:name="P12" style:family="paragraph" style:parent-style-name="Text_20_body" style:list-style-name="L1">
      <style:text-properties fo:font-weight="bold" style:font-weight-asian="bold" style:font-weight-complex="bold"/>
    </style:style>
    <style:style style:name="P13" style:family="paragraph" style:parent-style-name="Text_20_body" style:list-style-name="L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 style:list-style-name="L1">
      <style:text-properties style:font-name="DejaVu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Text_20_body" style:list-style-name="L2"/>
    <style:style style:name="P16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 style:list-style-name="L2"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ext_20_body" style:list-style-name="L2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Text_20_body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style="italic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2pt" fo:font-style="italic" style:font-size-asian="12pt" style:font-size-complex="12pt"/>
    </style:style>
    <style:style style:name="T1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DejaVu Sans" fo:font-size="10pt" style:font-size-asian="10pt" style:font-size-complex="10pt"/>
    </style:style>
    <style:style style:name="T21" style:family="text">
      <style:text-properties style:font-name-asian="Liberation Serif1" style:font-name-complex="Liberation Seri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span text:style-name="T4">### BUILDING ROS on GLSDK with YOCTO PROJECT ######</text:span></text:p>
      <text:p text:style-name="Standard"/>
      <text:list xml:id="list13195018991" text:style-name="L1">
        <text:list-item>
          <text:p text:style-name="P11">Make sure that GLSDK is installed on host machine.</text:p>
        </text:list-item>
        <text:list-item>
          <text:p text:style-name="P11">Setup the GLSDK environment variable to the location where the GLSDK is installed.</text:p>
          <text:p text:style-name="P4"><text:span text:style-name="T3">host $</text:span><text:span text:style-name="T1"> export GLSDK="/path/to/glsdk/installation/ti-glsdk_dra7xx-evm_6_10_00_02"</text:span></text:p>
          <text:p text:style-name="P5"/>
        </text:list-item>
        <text:list-item>
          <text:p text:style-name="P5">Execute the script in the GLSDK release directory using: </text:p>
          <text:p text:style-name="P5"/>
          <text:p text:style-name="P4"><text:span text:style-name="T4">host $</text:span><text:span text:style-name="T1"> cd ${GLSDK}</text:span></text:p>
          <text:p text:style-name="P4"><text:span text:style-name="T4">host $</text:span><text:span text:style-name="T1"> ./setup.sh</text:span></text:p>
          <text:p text:style-name="P5"/>
        </text:list-item>
        <text:list-item>
          <text:p text:style-name="P11">Add the Linaro cross-compile toolchain path in the PATH environment variable. </text:p>
        </text:list-item>
      </text:list>
      <text:p text:style-name="P1"><text:span text:style-name="T2"><text:tab/>host $</text:span> export PATH=&lt;<text:span text:style-name="T5">Path to Linaro cross-compile toolchain</text:span>&gt;/bin:$PATH</text:p>
      <text:list xml:id="list370362165" text:continue-numbering="true" text:style-name="L1">
        <text:list-item>
          <text:p text:style-name="P11">Run this command to as a one-time setup for the yocto build </text:p>
        </text:list-item>
      </text:list>
      <text:p text:style-name="Preformatted_20_Text"><text:span text:style-name="T2"><text:tab/>host $</text:span> cd $GLSDK</text:p>
      <text:p text:style-name="P1"><text:span text:style-name="T2"><text:tab/>host $</text:span> ./bin/setup-yocto.sh</text:p>
      <text:list xml:id="list227981463" text:continue-numbering="true" text:style-name="L1">
        <text:list-item>
          <text:p text:style-name="P11">Create a downloads directory (if building using Yocto for the first time), where the Yocto build will place the downloads. Note the path of the directory. </text:p>
        </text:list-item>
      </text:list>
      <text:p text:style-name="P2"><text:tab/>host <text:s text:c="2"/>$ <text:span text:style-name="T1"><text:s/>cd yocto-layers</text:span></text:p>
      <text:p text:style-name="P1"><text:span text:style-name="T2"><text:tab/>host $</text:span> mkdir downloads</text:p>
      <text:list xml:id="list1339830166" text:continue-numbering="true" text:style-name="L1">
        <text:list-item>
          <text:p text:style-name="P11">Once the GLSDK setup is done and setup-yocto.sh is run, add meta-ros layer to configs file,</text:p>
          <text:p text:style-name="P12">host $ <text:s/><text:span text:style-name="T1">gedit <text:s/>./configs/glsdk/glsdk-6.10.00.02.txt </text:span></text:p>
          <text:p text:style-name="P11">and add the following line above meta-glsdk git repository link,</text:p>
          <text:p text:style-name="P6">meta-ros,git://github.com/bmwcarit/meta-ros.git,master,HEAD,layers=</text:p>
          <text:p text:style-name="P11"/>
        </text:list-item>
        <text:list-item>
          <text:p text:style-name="P11">Add the ros packagegroups to the image recipe which is going to be build, (i.e arago-glsdk-multimedia-image.bb)</text:p>
          <text:p text:style-name="P12">host $ <text:span text:style-name="T1"><text:s/>gedit ./sources/meta-glsdk/meta-arago-distro/recipes-core/images/arago-glsdk-multimedia-image.bb</text:span></text:p>
          <text:p text:style-name="P11">and append ros -packagegroup &amp; gst packagegroup to IMAGE_INSTALL as follow,</text:p>
          <text:p text:style-name="P13">IMAGE_INSTALL += “\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3">packagegroup-arago-base \ </text:p>
                                      <text:p text:style-name="P13">packagegroup-arago-console \ </text:p>
                                      <text:p text:style-name="P13">packagegroup-arago-glsdk-console \ </text:p>
                                      <text:p text:style-name="P13">packagegroup-arago-glsdk-multimedia \ </text:p>
                                      <text:p text:style-name="P13">packagegroup-arago-tisdk-connectivity \ </text:p>
                                      <text:p text:style-name="P13">packagegroup-arago-test \ </text:p>
                                      <text:p text:style-name="P13">packagegroup-arago-tisdk-matrix \ </text:p>
                                      <text:p text:style-name="P14">packagegroup-arago-gst \</text:p>
                                      <text:p text:style-name="P14">packagegroup-ros-comm \ </text:p>
                                      <text:p text:style-name="P14">packagegroup-ros-world \ </text:p>
                                      <text:p text:style-name="P11"><text:span text:style-name="T20">“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<text:soft-page-break/></text:p>
      <text:list xml:id="list925268083" text:style-name="L2">
        <text:list-item>
          <text:p text:style-name="P17">The packagegroup-ros-comm.bb and packagegroup-ros-world.bb recipes files are located at ./sources/meta-ros/recipes-ros/packagegroups. You can edit packagegroup-ros-world and remove the packages that are not needed from RDEPENDS_${PN} variable.</text:p>
          <text:p text:style-name="P19">Host $ <text:span text:style-name="T1">gedit </text:span><text:s text:c="2"/><text:span text:style-name="T1">./sources/meta-ros/recipes-ros/packagegroups/packagegroup-ros-world.bb</text:span></text:p>
          <text:p text:style-name="P19"><text:span text:style-name="T1">and remove the following lines in <text:s/>RDEPENDS_${PN} variable.,</text:span></text:p>
          <text:p text:style-name="P19"><text:span text:style-name="T1"><text:s/></text:span><text:span text:style-name="T7">cyclic-timer-tests \</text:span></text:p>
          <text:p text:style-name="P20">communication-tests \</text:p>
          <text:p text:style-name="P20">oneshot-timer-tests \</text:p>
          <text:p text:style-name="P20"><text:s/>ros-pocketsphinx \</text:p>
          <text:p text:style-name="P20">sound-play \</text:p>
          <text:p text:style-name="P20">gscam \</text:p>
        </text:list-item>
        <text:list-item>
          <text:p text:style-name="P17"><text:s/>Edit the recipe files collada-urdf_1.10.20.bb and octomap-ros_0.3.1.bb .</text:p>
          <text:p text:style-name="P15"><text:span text:style-name="T10">Host $ </text:span>gedit <text:s/>./sources/meta-ros/recipes-ros/robot-model/collada-urdf_1.10.20.bb</text:p>
          <text:p text:style-name="P15">and replace the line <text:span text:style-name="T6">${B}/CMakeFiles/$f/build.make</text:span> with <text:span text:style-name="T6">${B}/build/CMakeFiles/$f/build.make</text:span></text:p>
          <text:p text:style-name="P19"><text:span text:style-name="T1">and save the file.</text:span></text:p>
          <text:p text:style-name="P15"><text:span text:style-name="T10">Host $ </text:span>gedit <text:s/>./sources/meta-ros/recipes-ros/octomap-ros/octomap-ros_0.3.1.bb</text:p>
          <text:p text:style-name="P15">and replace the line <text:span text:style-name="T6">${B}/CMakeFiles/$f/build.make</text:span> with <text:span text:style-name="T6">${B}/build/CMakeFiles/$f/build.make</text:span></text:p>
          <text:p text:style-name="P19"><text:span text:style-name="T1">and save the file.</text:span></text:p>
        </text:list-item>
        <text:list-item>
          <text:p text:style-name="P17">Once the ros-packagegroups are added we can run the build by running the script build-core-sdk.sh,</text:p>
          <text:p text:style-name="P15"><text:span text:style-name="T10">host $ </text:span><text:span text:style-name="T9">./build-core-sdk.sh <text:s/>dra7xx-evm</text:span></text:p>
        </text:list-item>
        <text:list-item>
          <text:p text:style-name="P15"><text:span text:style-name="T9"><text:s/>This script will invoke Bitbake which will generate list of tasks and execute them. At the end the script will build the arago-glsdk-multimedia-image, and generated images can be found in </text:span><text:span text:style-name="T12">yocto-layers/build/arago-tmp-external-linaro-toolchain/deploy/images/</text:span></text:p>
        </text:list-item>
        <text:list-item>
          <text:p text:style-name="P15"><text:span text:style-name="T14">Copy the <text:s text:c="2"/></text:span><text:span text:style-name="T8">arago-glsdk-multimedia-image-&lt;</text:span><text:span text:style-name="T13">MACHINE-NAME</text:span><text:span text:style-name="T8">&gt;-&lt;</text:span><text:span text:style-name="T13">DATE</text:span><text:span text:style-name="T8">&gt;.rootfs.tar.gz</text:span><text:span text:style-name="T14"> to filesystem folder and run mksdboot.sh to prepare bootable sd card,</text:span></text:p>
          <text:p text:style-name="P15"><text:span text:style-name="T15">host $ </text:span><text:span text:style-name="T14"><text:s/>cp <text:s text:c="2"/>./build/arago-tmp-external-linaro-toolchain/deploy/images/ arago-glsdk-multimedia-image-&lt;</text:span><text:span text:style-name="T11">MACHINE-NAME</text:span><text:span text:style-name="T14">&gt;-&lt;</text:span><text:span text:style-name="T11">DATE</text:span><text:span text:style-name="T14">&gt;.rootfs.tar.gz <text:s text:c="3"/>${GLSDK}/filesystem</text:span></text:p>
          <text:p text:style-name="P18"><text:s text:c="6"/>* Now connect SD card to PC</text:p>
          <text:list>
            <text:list-header>
              <text:p text:style-name="P18">* Make two partitions on the sd card boot(fat32) and rootfs (ext4).</text:p>
              <text:p text:style-name="P18">* Find out the SD card device name</text:p>
              <text:p text:style-name="P15"><text:span text:style-name="T15">host $</text:span><text:span text:style-name="T14"> <text:s/>sudo fdisk -l </text:span></text:p>
              <text:p text:style-name="P18">* Then run mksdboot.sh ,</text:p>
              <text:p text:style-name="P7"><text:span text:style-name="T16">host $ </text:span><text:span text:style-name="T17">sudo ${GLSDK}/bin/mksdboot.sh --device </text:span><text:span text:style-name="Teletype"><text:span text:style-name="T17">/dev/&lt;device-name&gt;</text:span></text:span><text:span text:style-name="T17"> --sdk </text:span><text:span text:style-name="Teletype"><text:span text:style-name="T17">${GLSDK}</text:span></text:span></text:p>
            </text:list-header>
          </text:list>
        </text:list-item>
      </text:list>
      <text:p text:style-name="Preformatted_20_Text"><text:span text:style-name="Teletype"><text:span text:style-name="T17"/></text:span></text:p>
      <text:p text:style-name="Preformatted_20_Text"><text:span text:style-name="Teletype"><text:span text:style-name="T17"><text:tab/> <text:s text:c="2"/>Eg: sudo ${GLSDK}/bin/mksdboot.sh --device /dev/sdc --sdk ${GLSDK}</text:span></text:span></text:p>
      <text:p text:style-name="Preformatted_20_Text"><text:span text:style-name="Teletype"><text:span text:style-name="T17"/></text:span></text:p>
      <text:p text:style-name="P3"><text:soft-page-break/><text:span text:style-name="Teletype"/></text:p>
      <text:p text:style-name="P3"><text:span text:style-name="Teletype">14. After completion of step 13, eject the SD card, insert it on Vayu and <text:s text:c="2"/><text:tab/> reboot it.</text:span></text:p>
      <text:p text:style-name="Preformatted_20_Text"/>
      <text:p text:style-name="Preformatted_20_Text"><text:span text:style-name="Teletype"><text:span text:style-name="T16">RUNNING ROSCORE ON VAYU:</text:span></text:span></text:p>
      <text:p text:style-name="Preformatted_20_Text"/>
      <text:p text:style-name="Preformatted_20_Text"><text:span text:style-name="Teletype"><text:span text:style-name="T17">15</text:span></text:span><text:span text:style-name="Teletype"><text:span text:style-name="T16">. </text:span></text:span><text:span text:style-name="Teletype"><text:span text:style-name="T17">On Vayu login as root,</text:span></text:span></text:p>
      <text:p text:style-name="Preformatted_20_Text"><text:span text:style-name="Teletype"><text:span text:style-name="T16"><text:s/></text:span></text:span></text:p>
      <text:p text:style-name="Preformatted_20_Text"><text:span text:style-name="Teletype"><text:span text:style-name="T16">target$ login: </text:span></text:span><text:span text:style-name="Teletype"><text:span text:style-name="T17">root</text:span></text:span></text:p>
      <text:p text:style-name="Preformatted_20_Text"><text:span text:style-name="Teletype"><text:span text:style-name="T17"/></text:span></text:p>
      <text:p text:style-name="Preformatted_20_Text"><text:span text:style-name="Teletype"><text:span text:style-name="T17">16. Create a ros_init script file in /etc/init.d and source ros_init on every boot, this script will export ROS environment variables.</text:span></text:span></text:p>
      <text:p text:style-name="Preformatted_20_Text"/>
      <text:p text:style-name="Preformatted_20_Text"><text:span text:style-name="Teletype"><text:span text:style-name="T16">target $ </text:span></text:span><text:span text:style-name="Teletype"><text:span text:style-name="T17">gedit /etc/init.d/ros_init</text:span></text:span></text:p>
      <text:p text:style-name="Preformatted_20_Text"/>
      <text:p text:style-name="Preformatted_20_Text"><text:span text:style-name="Teletype"><text:span text:style-name="T17">and add the following lines.</text:span></text:span></text:p>
      <text:p text:style-name="Preformatted_20_Text"/>
      <text:p text:style-name="Preformatted_20_Text"><text:span text:style-name="Teletype"><text:span text:style-name="T17">## file: /etc/init.d/ros_init</text:span></text:span></text:p>
      <text:p text:style-name="Preformatted_20_Text"><text:span text:style-name="Teletype"><text:span text:style-name="T17">#!/bin/sh </text:span></text:span></text:p>
      <text:p text:style-name="P8"><text:span text:style-name="Source_20_Text">export ROS_ROOT=/opt/ros/hydro</text:span></text:p>
      <text:p text:style-name="Preformatted_20_Text"><text:span text:style-name="Source_20_Text">export PATH=$PATH:/opt/ros/hydro/bin</text:span></text:p>
      <text:p text:style-name="Preformatted_20_Text"><text:span text:style-name="Source_20_Text">export LD_LIBRARY_PATH=/opt/ros/hydro/lib</text:span></text:p>
      <text:p text:style-name="Preformatted_20_Text"><text:span text:style-name="Source_20_Text">export PYTHONPATH=/opt/ros/hydro/lib/python2.7/site-packages:/usr/lib/python2.7/site-packages</text:span></text:p>
      <text:p text:style-name="Preformatted_20_Text"><text:span text:style-name="Source_20_Text">export ROS_IP="$(ifconfig | grep -A 1 'eth0' | tail -1 | cut -d ':' -f 2 | cut -d ' ' -f 1)"</text:span></text:p>
      <text:p text:style-name="Preformatted_20_Text"><text:span text:style-name="Source_20_Text">export ROS_MASTER_URI=http://localhost:11311</text:span></text:p>
      <text:p text:style-name="Preformatted_20_Text"><text:span text:style-name="Source_20_Text">export CMAKE_PREFIX_PATH=/opt/ros/hydro</text:span></text:p>
      <text:p text:style-name="P1"><text:span text:style-name="Source_20_Text">touch /opt/ros/hydro/.catkin</text:span></text:p>
      <text:p text:style-name="P1"><text:span text:style-name="Teletype"><text:span text:style-name="T17">## EOF</text:span></text:span></text:p>
      <text:p text:style-name="Text_20_body"><text:span text:style-name="Teletype"><text:span text:style-name="T16">target $</text:span></text:span><text:span text:style-name="Teletype"><text:span text:style-name="T17"> source /etc/init.d/ros_init</text:span></text:span></text:p>
      <text:p text:style-name="P21"><text:span text:style-name="Teletype"><text:span text:style-name="T21"><text:s/></text:span></text:span><text:span text:style-name="Teletype">17. Finally, you can start roscore with</text:span></text:p>
      <text:p text:style-name="P10"><text:span text:style-name="Source_20_Text"><text:span text:style-name="T19">target $ </text:span></text:span><text:span text:style-name="Source_20_Text"><text:span text:style-name="T18">roscor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DejaVu Sans Mono" svg:font-family="'DejaVu Sans Mono'" style:font-family-generic="modern"/>
    <style:font-face style:name="Lohit Hindi1" svg:font-family="'Lohit Hindi'" style:font-family-generic="modern"/>
    <style:font-face style:name="WenQuanYi Micro Hei1" svg:font-family="'WenQuanYi Micro Hei'" style:font-family-generic="modern"/>
    <style:font-face style:name="DejaVu Sans Mono1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2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1" fo:font-size="10pt" style:font-name-asian="WenQuanYi Micro Hei2" style:font-size-asian="10pt" style:font-name-complex="Lohit Hindi3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Teletype" style:family="text">
      <style:text-properties style:font-name="DejaVu Sans Mono1" style:font-name-asian="WenQuanYi Micro Hei2" style:font-name-complex="Lohit Hindi3"/>
    </style:style>
    <style:style style:name="Source_20_Text" style:display-name="Source Text" style:family="text">
      <style:text-properties style:font-name="DejaVu Sans Mono" style:font-name-asian="WenQuanYi Micro Hei1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i Vamsi</meta:initial-creator>
    <meta:creation-date>2014-11-10T13:40:03</meta:creation-date>
    <dc:date>2014-11-10T15:30:24</dc:date>
    <dc:creator>Sai Vamsi</dc:creator>
    <meta:editing-duration>PT35M16S</meta:editing-duration>
    <meta:editing-cycles>21</meta:editing-cycles>
    <meta:generator>LibreOffice/3.5$Linux_X86_64 LibreOffice_project/350m1$Build-2</meta:generator>
    <meta:document-statistic meta:table-count="0" meta:image-count="0" meta:object-count="0" meta:page-count="3" meta:paragraph-count="84" meta:word-count="552" meta:character-count="4591" meta:non-whitespace-character-count="4072"/>
  </office:meta>
</office:document-meta>
</file>